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style:style>
    <style:style style:name="P2" style:family="paragraph" style:parent-style-name="Standard">
      <style:text-properties style:font-name="FreeSans" fo:font-size="22pt" style:font-size-asian="22pt" style:font-size-complex="2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fo:font-style="italic" style:font-size-asian="12pt" style:font-style-asian="italic" style:font-size-complex="12pt" style:font-style-complex="italic"/>
    </style:style>
    <style:style style:name="P5" style:family="paragraph" style:parent-style-name="Standard">
      <style:text-properties style:font-name="FreeSerif" fo:font-size="12pt" fo:font-style="italic" style:font-size-asian="12pt" style:font-style-asian="italic" style:font-size-complex="12pt" style:font-style-complex="italic"/>
    </style:style>
    <style:style style:name="P6" style:family="paragraph" style:parent-style-name="Standard">
      <style:text-properties style:font-name="FreeSerif" fo:font-size="12pt" style:font-size-asian="12pt" style:font-size-complex="12pt"/>
    </style:style>
    <style:style style:name="P7" style:family="paragraph" style:parent-style-name="Standard">
      <style:text-properties style:font-name="FreeSerif"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ning</text:p>
      <text:p text:style-name="P3">During the intial planning phase I have installed and setup the github respository according the the groups guideline and made sure our environment works as intended with some compile examples. </text:p>
      <text:p text:style-name="P3">After this I have also worked with the design for the application and web together with Joakim Sjöquist. Before we did this we researched <text:s/>on different styles of interfaces that we thought could work for our clients needs. After the initial specifcations was presented by the client we incorprated this into the design mockups. Joakim did the initial mockup for web and I did the logotype. Mockups for the application have also been done where I have designed the ordermenu according to the groups planning. To do this I have used Adobe XD and Adobe Photoshop. All mockups was then presented to the group for feedback and improvement sugestions. I have also uploaded the design mockups to the project git repo so everybody can be a part of the process and have them ready to lookup. </text:p>
      <text:p text:style-name="P3"/>
      <text:p text:style-name="P3">Together with the group I have also participated in planning every feature needed for web, application and database.</text:p>
      <text:p text:style-name="P3"/>
      <text:p text:style-name="P3"/>
      <text:p text:style-name="P2">Sprint 1</text:p>
      <text:p text:style-name="P3">I have choosen to work on the Android part of the project and before we started to work I have also researched on different approaches to use a good layout solution for our application features so it will work within our choosen Java version in the project. I have also participated in the groups labs and started to setup a working git repository workflow localy. This sprint has been both planning and preparation for things to come. Initially I hade some problems to get git up and running and I learned alot more about it than before because of this (which was good experince). </text:p>
      <text:p text:style-name="P3"/>
      <text:p text:style-name="P3"/>
      <text:p text:style-name="P2">Sprint 2</text:p>
      <text:p text:style-name="P3">Beetween the sprints I have together with Anders Strömberg investigated different solutions on how to implement a glassfish server on google cloud so we can access the server online. We managed to get the service started on the cloud but ran into technical issues for starting the glassfish server. This sprint I have designed some <text:s/>more mockups for backend web-admin system and also for Android where we were missing some design pages. I´ve also <text:s/>invested time in understanding the basic structure on how the navigation with fragments and activitys work within Android studios since that was what the team decided implement. After this I started to work on the navigationbar in the orderview, added some functionality for buttons and added some replace fragments dummy code for later use. I also made a <text:s/>basic function to see current time and day to be later used with the order header and orderbongsystem.</text:p>
      <text:p text:style-name="P3">During this sprint I learned a lot about Android Studios and how everything works. The learning curve using Android studios has been pretty steep and a lot of frustration has resulted in some new knowledge gained, but overall I think I have learned a lot about how a handle good structure of files and classes now when the project has gotten bigger. Communication and planning with the other team members has been important in order to quickly understand the code and to help eachother. I also started using trello as our digital scrumboard to quickly see status on the project etc.</text:p>
      <text:p text:style-name="P2"/>
      <text:p text:style-name="P2">Sprint 3</text:p>
      <text:p text:style-name="P3"><text:soft-page-break/>During this sprint I have been doing a lot of testing and research of the fragment system and <text:s/>how we could implement a good solution for displaying food all items in a the food view and drinks view. My suggestion was to use a recyclerview for the ease of use since it is very optimized and saves performance and it can contain other views. Since we will implement a live-based system with observalbles it can also update elements during runtime (user click, network events etc). Viktor suggested to use retrofit for the network API to fetch items and post and update data. I did an testimplementation with this that used json formated data with recyclerview to populate a list, it worked really good with the node-js framework the back-end team had developed (they had hosted an API somewhere). My plan was to use this and implement it for the other to use but since the back-end team later switched to use the JavaDB Glassfish server there was a problem to deliver a resource endpoint but also a problem with the json format because of a bug in the Glassfish server version, so the implementation was put on hold for a while (I also waited for Maria to be finished with the containerlayouts for the foodviews). Meanwhile we ended up using a flexbox layout instead of recyclerview to fit elevated cardviews in automated rows. After this I continued with the database implementation and added needed classes for MenuItem and MenuItemRepository for the structure. This will later use the liveevent-based listcontainer feed by using a lifetime-observer. This can later change a bit, but it is workable for now.</text:p>
      <text:p text:style-name="P3"/>
      <text:p text:style-name="P2">Sprint 4</text:p>
      <text:p text:style-name="P3">At this time the back-end could only deliver xml dataformat so I started implementing a XMLpullparser because in the haste I forgot that retrofit also could handle xml data (and that we also need to be able to post and delete data too..). I fixed so that all <text:s/>parsed menuitems was put into menuobjectslists so we could sort it and populate the the menuitems. Around this time the over-use of fragments was changed to be using views instead so I needed to put in some time to how to use this instead <text:s/>(so I later could add the needed MenuCategory views into the MenuContainerView). Together with Mikael I did som pair-programming to be able to add menuitemviews into the flexbox linearlayout MenucContainer and after a lot of debugging we finally got it to work. I then added functionality to fetch food and drinkitems from the database API (using retrrofit) to populate the flexbox with menuitems. I´ve also put into som work to the design to enchance the overall experience and visual quality. For example all graphics (except bitmap backgrounds) are vector formats and I´ve also added some new designtemplates to use on different elements. I have also added some subtle animations when orders are added to orderlist. Some more functionality was needed to get the orderlist to behave correct, I added functionality to handle so that only one item can be modified at a time(for example change order content to include extra potatoes). I also modified the layout and look of this dialog to fit with the rest of the application and fixed some minor bugs. <text:s/></text:p>
      <text:p text:style-name="P4"/>
      <text:p text:style-name="P7">During this period I have gained a lot of new knowledge about how to build Android application in a variety of ways, for example how to handle Fragments and Views in different Activities and how to use the Retrofit API. I have also learned a lot on how to handle GitHub repository in a team. For example to handle merge conflicts and to work in feature branches and to use pull requests instead to avoid direct merge problems with master. Overall it´s been a really fun and challeging project to do and I think I will have good use of my new knowledge in the futur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Karl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0T17:01:22.420383868</meta:creation-date>
    <dc:date>2020-03-16T14:47:11.74</dc:date>
    <meta:editing-duration>P1DT7H54M1S</meta:editing-duration>
    <meta:editing-cycles>17</meta:editing-cycles>
    <meta:generator>OpenOffice/4.1.3$Win32 OpenOffice.org_project/413m1$Build-9783</meta:generator>
    <meta:document-statistic meta:table-count="0" meta:image-count="0" meta:object-count="0" meta:page-count="2" meta:paragraph-count="15" meta:word-count="1198" meta:character-count="6947"/>
  </office:meta>
</office:document-meta>
</file>